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officeooo:rsid="00197e21" officeooo:paragraph-rsid="00197e21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1fb29f" officeooo:paragraph-rsid="001fb29f"/>
    </style:style>
    <style:style style:name="P3" style:family="paragraph" style:parent-style-name="Standard" style:list-style-name="L2">
      <style:paragraph-properties fo:line-height="150%" fo:text-align="justify" style:justify-single-word="false"/>
      <style:text-properties officeooo:rsid="00231b40" officeooo:paragraph-rsid="00231b40"/>
    </style:style>
    <style:style style:name="P4" style:family="paragraph" style:parent-style-name="Standard" style:list-style-name="L2">
      <style:paragraph-properties fo:line-height="150%" fo:text-align="justify" style:justify-single-word="false"/>
      <style:text-properties officeooo:paragraph-rsid="00231b40"/>
    </style:style>
    <style:style style:name="P5" style:family="paragraph" style:parent-style-name="Standard" style:list-style-name="L2">
      <style:paragraph-properties fo:line-height="150%" fo:text-align="justify" style:justify-single-word="false"/>
      <style:text-properties officeooo:rsid="002496a8" officeooo:paragraph-rsid="002496a8"/>
    </style:style>
    <style:style style:name="P6" style:family="paragraph" style:parent-style-name="Standard" style:list-style-name="L2">
      <style:paragraph-properties fo:line-height="150%" fo:text-align="justify" style:justify-single-word="false"/>
      <style:text-properties officeooo:rsid="0026119f" officeooo:paragraph-rsid="0026119f"/>
    </style:style>
    <style:style style:name="T1" style:family="text">
      <style:text-properties officeooo:rsid="0020e087"/>
    </style:style>
    <style:style style:name="T2" style:family="text">
      <style:text-properties officeooo:rsid="00231b40"/>
    </style:style>
    <style:style style:name="T3" style:family="text">
      <style:text-properties officeooo:rsid="002496a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eleraDev – <text:span text:style-name="T1">Tipos de problemas</text:span></text:p>
      <text:p text:style-name="P2"/>
      <text:list xml:id="list2789748938" text:style-name="L2">
        <text:list-item>
          <text:p text:style-name="P4"><text:span text:style-name="T2">Classificação Binária</text:span></text:p>
          <text:list>
            <text:list-item>
              <text:p text:style-name="P3">Preveem um resultado binário</text:p>
            </text:list-item>
            <text:list-item>
              <text:p text:style-name="P3">Tipo de algoritmo: Regressão logística</text:p>
            </text:list-item>
            <text:list-item>
              <text:p text:style-name="P3">Exemplos:</text:p>
              <text:list>
                <text:list-item>
                  <text:p text:style-name="P3">“Este e-mail é spam ou não?”</text:p>
                </text:list-item>
                <text:list-item>
                  <text:p text:style-name="P3">“O cliente comprará este produto?”</text:p>
                </text:list-item>
              </text:list>
            </text:list-item>
          </text:list>
        </text:list-item>
        <text:list-item>
          <text:p text:style-name="P3">Classificação multiclasse</text:p>
          <text:list>
            <text:list-item>
              <text:p text:style-name="P3">Permitem gerar previsões para várias classes (prever um entre mais de dois resultados);</text:p>
            </text:list-item>
            <text:list-item>
              <text:p text:style-name="P3">Tipo de algoritmo: Regressão logística multinomial;</text:p>
            </text:list-item>
            <text:list-item>
              <text:p text:style-name="P3">Exemplos:</text:p>
              <text:list>
                <text:list-item>
                  <text:p text:style-name="P3">“Este produto é um livro, um filme ou vestuário?”</text:p>
                </text:list-item>
                <text:list-item>
                  <text:p text:style-name="P3">“Qual categoria de produtos é mais interessante?”</text:p>
                </text:list-item>
              </text:list>
            </text:list-item>
          </text:list>
        </text:list-item>
        <text:list-item>
          <text:p text:style-name="P3">Regressão</text:p>
          <text:list>
            <text:list-item>
              <text:p text:style-name="P3">Modelo de regressão</text:p>
            </text:list-item>
            <text:list-item>
              <text:p text:style-name="P3">Preveem um valor numérico</text:p>
            </text:list-item>
            <text:list-item>
              <text:p text:style-name="P3"><text:span text:style-name="T3">Tipo de algoritmo: </text:span>Regressão linear</text:p>
            </text:list-item>
            <text:list-item>
              <text:p text:style-name="P3">Exemplos:</text:p>
              <text:list>
                <text:list-item>
                  <text:p text:style-name="P3">“Qual será a temperatura em Joinville amanhã?”</text:p>
                </text:list-item>
                <text:list-item>
                  <text:p text:style-name="P3">“Qual será o preço de venda desta casa?”</text:p>
                </text:list-item>
              </text:list>
            </text:list-item>
          </text:list>
        </text:list-item>
        <text:list-item>
          <text:p text:style-name="P5">Agrupamento / clusterização</text:p>
          <text:list>
            <text:list-item>
              <text:p text:style-name="P5">Modelo aprende grupos / divisões nos dados</text:p>
            </text:list-item>
            <text:list-item>
              <text:p text:style-name="P5">Retorna um grupo</text:p>
            </text:list-item>
            <text:list-item>
              <text:p text:style-name="P5">Tipo de algoritmo: Kmeans</text:p>
            </text:list-item>
            <text:list-item>
              <text:p text:style-name="P5">Exemplos:</text:p>
              <text:list>
                <text:list-item>
                  <text:p text:style-name="P5">“Qual será o preço de venda desta casa?”</text:p>
                </text:list-item>
                <text:list-item>
                  <text:p text:style-name="P5">“Quantos grupos de alunos tenho na minha classe?”</text:p>
                </text:list-item>
              </text:list>
            </text:list-item>
          </text:list>
        </text:list-item>
        <text:list-item>
          <text:p text:style-name="P6">Sistemas de Recomendação</text:p>
          <text:list>
            <text:list-item>
              <text:p text:style-name="P6">Modelo sugere / recomenda algo à um usuário</text:p>
            </text:list-item>
            <text:list-item>
              <text:p text:style-name="P6">Retorna sugestão</text:p>
            </text:list-item>
            <text:list-item>
              <text:p text:style-name="P6">Tipos de algoritmos: Collaborative filtering / Content based</text:p>
            </text:list-item>
            <text:list-item>
              <text:p text:style-name="P6">Exemplos:</text:p>
              <text:list>
                <text:list-item>
                  <text:p text:style-name="P6"><text:soft-page-break/>“Qual imóvel comprar”</text:p>
                </text:list-item>
                <text:list-item>
                  <text:p text:style-name="P6">“Qual filme recomendar à um usuários baseado em seu gosto?”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17:19:36.954274024</meta:creation-date>
    <meta:generator>LibreOffice/6.0.7.3$Linux_X86_64 LibreOffice_project/00m0$Build-3</meta:generator>
    <dc:date>2020-04-10T10:37:42.347414129</dc:date>
    <meta:editing-duration>PT2H45M54S</meta:editing-duration>
    <meta:editing-cycles>8</meta:editing-cycles>
    <meta:document-statistic meta:table-count="0" meta:image-count="0" meta:object-count="0" meta:page-count="2" meta:paragraph-count="34" meta:word-count="196" meta:character-count="1115" meta:non-whitespace-character-count="985"/>
  </office:meta>
</office:document-meta>
</file>